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Liberation San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6pt" style:text-underline-style="none" fo:font-weight="normal"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font-name="Courier 10 Pitch" fo:font-size="12pt" style:text-underline-style="solid" style:text-underline-width="auto" style:text-underline-color="font-color"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style:font-name="Courier 10 Pitch" style:text-underline-style="none" fo:font-weight="normal" style:font-weight-asian="normal" style:font-weight-complex="normal"/>
    </style:style>
    <style:style style:name="T4" style:family="text">
      <style:text-properties style:text-underline-style="solid" style:text-underline-width="auto" style:text-underline-color="font-color" fo:font-weight="bold" style:font-size-asian="10.5pt"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Liberation Sans"/>
    </style:style>
    <style:style style:name="T7" style:family="text">
      <style:text-properties style:font-name="Liberation Sans" style:text-underline-style="none"/>
    </style:style>
    <style:style style:name="T8" style:family="text">
      <style:text-properties style:font-name="Liberation Sans" style:text-underline-style="none" fo:font-weight="normal" style:font-weight-asian="normal" style:font-weight-complex="normal"/>
    </style:style>
    <style:style style:name="T9" style:family="text">
      <style:text-properties style:font-name="Liberation Sans" style:text-underline-style="solid" style:text-underline-width="auto" style:text-underline-color="font-color" fo:font-weight="bold" style:font-weight-asian="bold" style:font-weight-complex="bold"/>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fo:color="#ff0000"/>
    </style:style>
    <style:style style:name="T13" style:family="text">
      <style:text-properties fo:color="#008000" style:font-name="Courier 10 Pitch"/>
    </style:style>
    <style:style style:name="T14" style:family="text">
      <style:text-properties fo:color="#800000" style:font-name="Courier 10 Pitch"/>
    </style:style>
    <style:style style:name="T15" style:family="text">
      <style:text-properties fo:color="#ff00ff" style:font-name="Courier 10 Pitch"/>
    </style:style>
    <style:style style:name="T16" style:family="text">
      <style:text-properties fo:color="#800080" style:font-name="Courier 10 Pitch"/>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MP lab session report</text:p>
      <text:p text:style-name="P6"/>
      <text:p text:style-name="P10">Maximilian Fricke</text:p>
      <text:p text:style-name="P10"><text:span text:style-name="T4"/></text:p>
      <text:p text:style-name="P12"><text:span text:style-name="T5">1. Starting Point</text:span></text:p>
      <text:p text:style-name="P7"/>
      <text:p text:style-name="P11">Starting point of the optimization task is to analyze the given code. Using Vtune</text:p>
      <text:p text:style-name="P11"><text:s/>revealed that <text:span text:style-name="T1">98.2% </text:span>of the programs computation time is spent in the matrix multiplications. For that reason, optimization is concentrated on this part of the program, that is</text:p>
      <text:p text:style-name="P2"><text:span text:style-name="T2"/></text:p>
      <text:p text:style-name="P2"><text:span text:style-name="T2"><text:tab/>mult_mat <text:s text:c="5"/>(A, B, C, N);</text:span></text:p>
      <text:p text:style-name="P2"><text:span text:style-name="T2"><text:tab/>mat_transpose (B, N);</text:span></text:p>
      <text:p text:style-name="P2"><text:span text:style-name="T2"><text:tab/>mult_mat <text:s text:c="5"/>(B, A, C, N);</text:span><text:span text:style-name="T6">.</text:span></text:p>
      <text:p text:style-name="P2"><text:span text:style-name="T6"/></text:p>
      <text:p text:style-name="P2"><text:span text:style-name="T6">The mathematical operation implemented by these lines of code is </text:span><text:span text:style-name="T6"><draw:frame draw:style-name="fr1" draw:name="Objeto1" text:anchor-type="as-char" svg:y="-0.437cm" svg:width="3.164cm" svg:height="0.527cm" draw:z-index="0"><draw:object xlink:href="./Object 1" xlink:type="simple" xlink:show="embed" xlink:actuate="onLoad"/><draw:image xlink:href="./ObjectReplacements/Object 1" xlink:type="simple" xlink:show="embed" xlink:actuate="onLoad"/></draw:frame></text:span></text:p>
      <text:p text:style-name="P2"><text:span text:style-name="T6"/></text:p>
      <text:p text:style-name="P4"><text:span text:style-name="T9">2. Basic Optimization</text:span></text:p>
      <text:p text:style-name="P2"><text:span text:style-name="T9"/></text:p>
      <text:p text:style-name="P1"><text:span text:style-name="T9">2.1 Memory access</text:span></text:p>
      <text:p text:style-name="P3"><text:span text:style-name="T8"/></text:p>
      <text:p text:style-name="P3"><text:span text:style-name="T8">The first thing that meets the eye is the bad </text:span><text:span text:style-name="T7">Stride-N</text:span><text:span text:style-name="T8"> access of the the elements of matrix </text:span><text:span text:style-name="T8"><draw:frame draw:style-name="fr1" draw:name="Objeto2" text:anchor-type="as-char" svg:y="-0.377cm" svg:width="0.489cm" svg:height="0.467cm" draw:z-index="1"><draw:object xlink:href="./Object 2" xlink:type="simple" xlink:show="embed" xlink:actuate="onLoad"/><draw:image xlink:href="./ObjectReplacements/Object 2" xlink:type="simple" xlink:show="embed" xlink:actuate="onLoad"/></draw:frame></text:span><text:span text:style-name="T8">:</text:span></text:p>
      <text:p text:style-name="P3"><text:span text:style-name="T8"/></text:p>
      <text:p text:style-name="P14"><text:span text:style-name="T11"><text:tab/>c[i*N+j] += a[i*N+k] * b[</text:span><text:span text:style-name="T12">k*N</text:span><text:span text:style-name="T11">+j];</text:span></text:p>
      <text:p text:style-name="P14"><text:span text:style-name="T11"/></text:p>
      <text:p text:style-name="P7"><text:span text:style-name="T11">This can easily be modified to a </text:span><text:span text:style-name="T10">Stride-1</text:span><text:span text:style-name="T11"> access by always multiplying with the transpose, namely </text:span><text:span text:style-name="T11"><draw:frame draw:style-name="fr1" draw:name="Objeto3" text:anchor-type="as-char" svg:y="-0.437cm" svg:width="3.63cm" svg:height="0.527cm" draw:z-index="2"><draw:object xlink:href="./Object 3" xlink:type="simple" xlink:show="embed" xlink:actuate="onLoad"/><draw:image xlink:href="./ObjectReplacements/Object 3" xlink:type="simple" xlink:show="embed" xlink:actuate="onLoad"/></draw:frame></text:span><text:span text:style-name="T11">without altering the result of the final checksum calculation, exploiting </text:span><text:span text:style-name="T11"><draw:frame draw:style-name="fr1" draw:name="Objeto4" text:anchor-type="as-char" svg:y="-0.437cm" svg:width="5.486cm" svg:height="0.559cm" draw:z-index="3"><draw:object xlink:href="./Object 4" xlink:type="simple" xlink:show="embed" xlink:actuate="onLoad"/><draw:image xlink:href="./ObjectReplacements/Object 4" xlink:type="simple" xlink:show="embed" xlink:actuate="onLoad"/></draw:frame></text:span><text:span text:style-name="T11">as well as </text:span><text:span text:style-name="T11"><draw:frame draw:style-name="fr1" draw:name="Objeto5" text:anchor-type="as-char" svg:y="-0.386cm" svg:width="6.447cm" svg:height="0.51cm" draw:z-index="4"><draw:object xlink:href="./Object 5" xlink:type="simple" xlink:show="embed" xlink:actuate="onLoad"/><draw:image xlink:href="./ObjectReplacements/Object 5" xlink:type="simple" xlink:show="embed" xlink:actuate="onLoad"/></draw:frame></text:span><text:span text:style-name="T11">:</text:span></text:p>
      <text:p text:style-name="P7"><text:span text:style-name="T11"/></text:p>
      <text:p text:style-name="P7"><text:span text:style-name="T11"><text:tab/></text:span><text:span text:style-name="T3">c[i*N+j] += a[i*N+k] * b[</text:span><text:span text:style-name="T13">j*N</text:span><text:span text:style-name="T3">+k];</text:span><text:span text:style-name="T11">,</text:span></text:p>
      <text:p text:style-name="P7"><text:span text:style-name="T11"/></text:p>
      <text:p text:style-name="P7"><text:span text:style-name="T11">resulting in a speedup of </text:span><text:span text:style-name="T10">1.24 </text:span><text:span text:style-name="T11">(gcc -Ofast, N=2000).</text:span></text:p>
      <text:p text:style-name="P7"><text:span text:style-name="T11"/></text:p>
      <text:p text:style-name="P7">2.2 Loop fusion</text:p>
      <text:p text:style-name="P7"/>
      <text:p text:style-name="P11">During program execution, the <text:span text:style-name="T2">mult_mat</text:span> function is called twice and the nested loop</text:p>
      <text:p text:style-name="P11"/>
      <text:p text:style-name="P11"><text:tab/><text:span text:style-name="T14">for</text:span><text:span text:style-name="T2"> (i=</text:span><text:span text:style-name="T15">0</text:span><text:span text:style-name="T2">; i&lt;N; i++)</text:span></text:p>
      <text:p text:style-name="P11"><text:span text:style-name="T2"><text:tab/> <text:s/></text:span><text:span text:style-name="T14">for</text:span><text:span text:style-name="T2"> (j=</text:span><text:span text:style-name="T15">0</text:span><text:span text:style-name="T2">; j&lt;N; j++)</text:span></text:p>
      <text:p text:style-name="P11"><text:span text:style-name="T2"><text:tab/> <text:s text:c="3"/></text:span><text:span text:style-name="T14">for</text:span><text:span text:style-name="T2"> (k=</text:span><text:span text:style-name="T15">0</text:span><text:span text:style-name="T2">; k&lt;N; k++)</text:span></text:p>
      <text:p text:style-name="P11"><text:span text:style-name="T6"/></text:p>
      <text:p text:style-name="P11">is passed through twice, transposing the matrix <draw:frame draw:style-name="fr1" draw:name="Objeto6" text:anchor-type="as-char" svg:y="-0.377cm" svg:width="0.489cm" svg:height="0.467cm" draw:z-index="5"><draw:object xlink:href="./Object 6" xlink:type="simple" xlink:show="embed" xlink:actuate="onLoad"/><draw:image xlink:href="./ObjectReplacements/Object 6" xlink:type="simple" xlink:show="embed" xlink:actuate="onLoad"/></draw:frame>in between. This can be avoided by calculating<draw:frame draw:style-name="fr1" draw:name="Objeto7" text:anchor-type="as-char" svg:y="-0.437cm" svg:width="0.656cm" svg:height="0.527cm" draw:z-index="6"><draw:object xlink:href="./Object 7" xlink:type="simple" xlink:show="embed" xlink:actuate="onLoad"/><draw:image xlink:href="./ObjectReplacements/Object 7" xlink:type="simple" xlink:show="embed" xlink:actuate="onLoad"/></draw:frame>in advance and storing it separately. Now the two matrix multiplications can be fused. This leads to a speedup of <text:span text:style-name="T1">3.66</text:span> (gcc -Ofast, N=2000) compared to the version introduced in chapter <text:span text:style-name="T1">2.1</text:span>.</text:p>
      <text:p text:style-name="P11"/>
      <text:p text:style-name="P11"/>
      <text:p text:style-name="P11"/>
      <text:p text:style-name="P11"/>
      <text:p text:style-name="P8"><text:soft-page-break/>2.3 Conclusion</text:p>
      <text:p text:style-name="P7"/>
      <text:p text:style-name="P11">By applying simple optimizations, a total speedup of <text:span text:style-name="T1">4.51</text:span> (gcc -Ofast, N=2000) could be <text:s/>reached, even without parallelization of the code. When using icc -O3 however, these optimizations do not result in a significantly higher speedup, leading to the assumption that iccs automated optimization already applies these measures.</text:p>
      <text:p text:style-name="P7"/>
      <text:p text:style-name="P13">3. Parallelization</text:p>
      <text:p text:style-name="P13"/>
      <text:p text:style-name="P7">3.1 First attempt</text:p>
      <text:p text:style-name="P7"/>
      <text:p text:style-name="P11">The next obvious optimization step is to parallelize the matrix multiplication using OpenMP by simply adding the line</text:p>
      <text:p text:style-name="P11"/>
      <text:p text:style-name="P11"><text:tab/><text:span text:style-name="T16">#pragma omp parallel for private(j, k)</text:span>,</text:p>
      <text:p text:style-name="P11"/>
      <text:p text:style-name="P11">resulting in a speedup of <text:span text:style-name="T1">2.1 </text:span>(gcc -Ofast, N=2000, 4 Threads) and <text:span text:style-name="T1">2.16 </text:span>(gcc -Ofast, N=2000, 8 Threads) respectively, much lower than the goal of linear speedup of <text:span text:style-name="T1">4</text:span>. The little difference between 4 and 8 Threads is reasonable, since 8 Threads are not truly executed in parallel but rather the mechanism of Hyperthreading is utilized here.</text:p>
      <text:p text:style-name="P11"/>
      <text:p text:style-name="P7">3.2 Variable reduction</text:p>
      <text:p text:style-name="P11"/>
      <text:p text:style-name="P11">The main problem is probably the sharing of the result variable. The memory access time of distant threads to the result is very high. This problem can be solved by making use of variable reduction:</text:p>
      <text:p text:style-name="P11"/>
      <text:p text:style-name="P11"><text:tab/><text:span text:style-name="T16">#pragma omp parallel for private(j, k) reduction(+:temp)</text:span><text:span text:style-name="T2"></text:span></text:p>
      <text:p text:style-name="P9"/>
      <text:p text:style-name="P11">Variable reduction introduces a temporary private result to each thread. At the synchronisation barrier, all the partial results are added up and finally stored in the original memory location. The resulting speedup compared to the serial version of chapter <text:span text:style-name="T1">2.2</text:span> by this measure is <text:span text:style-name="T1">3.12 </text:span>(gcc -Ofast, N=2000, 8 Threads).</text:p>
      <text:p text:style-name="P11"/>
      <text:p text:style-name="P7">3.3 Conclusion</text:p>
      <text:p text:style-name="P7"/>
      <text:p text:style-name="P11">Even though the reached speedup of <text:span text:style-name="T1">3.12</text:span> is still far from the optimal one of <text:span text:style-name="T1">4</text:span>, it is a reasonable result. The implementation could be furthermore improved by optimiz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15:03:29</meta:creation-date>
    <dc:date>2014-01-17T20:13:32</dc:date>
    <meta:editing-duration>PT5H10M4S</meta:editing-duration>
    <meta:editing-cycles>4</meta:editing-cycles>
    <meta:generator>LibreOffice/3.4$Unix LibreOffice_project/340m1$Build-502</meta:generator>
    <meta:document-statistic meta:table-count="0" meta:image-count="0" meta:object-count="7" meta:page-count="2" meta:paragraph-count="35" meta:word-count="485" meta:character-count="3004" meta:non-whitespace-character-count="2513"/>
  </office:meta>
</office:document-meta>
</file>

<file path=Object 1/content.xml><?xml version="1.0" encoding="utf-8"?>
<math xmlns="http://www.w3.org/1998/Math/MathML">
  <semantics>
    <mrow>
      <mrow>
        <mi>C</mi>
        <mo stretchy="false">=</mo>
        <mrow>
          <mrow>
            <mi>A</mi>
            <mo stretchy="false">∗</mo>
            <mi>B</mi>
          </mrow>
          <mo stretchy="false">+</mo>
          <mrow>
            <msup>
              <mi>B</mi>
              <mi>T</mi>
            </msup>
            <mo stretchy="false">∗</mo>
            <mi>A</mi>
          </mrow>
        </mrow>
      </mrow>
    </mrow>
    <annotation encoding="StarMath 5.0">C=A*B+B^T*A </annotation>
  </semantics>
</math>
</file>

<file path=Object 2/content.xml><?xml version="1.0" encoding="utf-8"?>
<math xmlns="http://www.w3.org/1998/Math/MathML">
  <semantics>
    <mrow>
      <mi>B</mi>
    </mrow>
    <annotation encoding="StarMath 5.0">B</annotation>
  </semantics>
</math>
</file>

<file path=Object 3/content.xml><?xml version="1.0" encoding="utf-8"?>
<math xmlns="http://www.w3.org/1998/Math/MathML">
  <semantics>
    <mrow>
      <mrow>
        <msup>
          <mi>C</mi>
          <mtext>*</mtext>
        </msup>
        <mo stretchy="false">=</mo>
        <mrow>
          <mrow>
            <mi>A</mi>
            <mo stretchy="false">∗</mo>
            <msup>
              <mi>B</mi>
              <mi>T</mi>
            </msup>
          </mrow>
          <mo stretchy="false">+</mo>
          <mrow>
            <msup>
              <mi>B</mi>
              <mi>T</mi>
            </msup>
            <mo stretchy="false">∗</mo>
            <msup>
              <mi>A</mi>
              <mi>T</mi>
            </msup>
          </mrow>
        </mrow>
      </mrow>
    </mrow>
    <annotation encoding="StarMath 5.0">C^"*"=A*B^T+B^T*A^T</annotation>
  </semantics>
</math>
</file>

<file path=Object 4/content.xml><?xml version="1.0" encoding="utf-8"?>
<math xmlns="http://www.w3.org/1998/Math/MathML">
  <semantics>
    <mrow>
      <mtext>checksum</mtext>
      <mrow>
        <mrow>
          <mo stretchy="false">(</mo>
          <mrow>
            <mi>A</mi>
          </mrow>
          <mo stretchy="false">)</mo>
        </mrow>
        <mo stretchy="false">=</mo>
        <mtext>checksum</mtext>
      </mrow>
      <mrow>
        <mo stretchy="false">(</mo>
        <mrow>
          <msup>
            <mi>A</mi>
            <mi>T</mi>
          </msup>
        </mrow>
        <mo stretchy="false">)</mo>
      </mrow>
    </mrow>
    <annotation encoding="StarMath 5.0">"checksum"(A)="checksum"(A^T)</annotation>
  </semantics>
</math>
</file>

<file path=Object 5/content.xml><?xml version="1.0" encoding="utf-8"?>
<math xmlns="http://www.w3.org/1998/Math/MathML">
  <semantics>
    <mrow>
      <mtext>checksum</mtext>
      <mrow>
        <mrow>
          <mo stretchy="false">(</mo>
          <mrow>
            <mrow>
              <mi>A</mi>
              <mo stretchy="false">∗</mo>
              <mi>B</mi>
            </mrow>
          </mrow>
          <mo stretchy="false">)</mo>
        </mrow>
        <mo stretchy="false">=</mo>
        <mtext>checksum</mtext>
      </mrow>
      <mrow>
        <mo stretchy="false">(</mo>
        <mrow>
          <mrow>
            <mi>B</mi>
            <mo stretchy="false">∗</mo>
            <mi>A</mi>
          </mrow>
        </mrow>
        <mo stretchy="false">)</mo>
      </mrow>
    </mrow>
    <annotation encoding="StarMath 5.0">"checksum"(A*B)="checksum"(B*A)</annotation>
  </semantics>
</math>
</file>

<file path=Object 6/content.xml><?xml version="1.0" encoding="utf-8"?>
<math xmlns="http://www.w3.org/1998/Math/MathML">
  <semantics>
    <mrow>
      <mi>B</mi>
    </mrow>
    <annotation encoding="StarMath 5.0">B</annotation>
  </semantics>
</math>
</file>

<file path=Object 7/content.xml><?xml version="1.0" encoding="utf-8"?>
<math xmlns="http://www.w3.org/1998/Math/MathML">
  <semantics>
    <mrow>
      <msup>
        <mi>B</mi>
        <mi>T</mi>
      </msup>
    </mrow>
    <annotation encoding="StarMath 5.0">B^T</annotation>
  </semantics>
</math>
</file>